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color="#ff6600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3333"/>
    </style:style>
    <style:style style:name="T1" style:family="text">
      <style:text-properties fo:color="#ff6600" fo:font-size="80pt" style:font-size-asian="80pt" style:font-size-complex="80pt"/>
    </style:style>
    <style:style style:name="T2" style:family="text">
      <style:text-properties fo:color="#ff6600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8.382cm" presentation:class="title" presentation:user-transformed="true">
          <draw:text-box>
            <text:p><text:span text:style-name="T1">Conda 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Install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install &lt;package name&gt;</text:p>
              </text:list-item>
              <text:list-item>
                <text:p>Installs package</text:p>
              </text:list-item>
              <text:list-item>
                <text:p>$ conda update &lt;package name&gt;</text:p>
              </text:list-item>
              <text:list-item>
                <text:p>Updates package</text:p>
              </text:list-item>
              <text:list-item>
                <text:p>$ conda remove &lt;package name&gt;</text:p>
              </text:list-item>
              <text:list-item>
                <text:p>Uninstalls pack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env list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env list</text:p>
              </text:list-item>
              <text:list-item>
                <text:p>Lists all conda environment</text:p>
              </text:list-item>
              <text:list-item>
                <text:p>$ conda info - -envs</text:p>
              </text:list-item>
              <text:list-item>
                <text:p>Shows all conda env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packag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search --canonical <text:s/>| grep -v 'py\d\d'</text:p>
              </text:list-item>
              <text:list-item>
                <text:p>Lists all packages other than python</text:p>
              </text:list-item>
              <text:list-item>
                <text:p><text:s/>$ conda list</text:p>
              </text:list-item>
              <text:list-item>
                <text:p>Lists all packages in current en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Env creat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create - -name &lt;env name&gt;</text:p>
              </text:list-item>
              <text:list-item>
                <text:p>Creates a environment names &lt;env name&gt; </text:p>
              </text:list-item>
              <text:list-item>
                <text:p><text:s/>$ conda create - -name project1 python = 3.6 pip numpy</text:p>
              </text:list-item>
              <text:list-item>
                <text:p>Creates env name project1, installs python 3.6 inside; installs pip and numpy modu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activate/ deactivat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source activate &lt;env_name&gt;</text:p>
              </text:list-item>
              <text:list-item>
                <text:p>Activate &lt;env_name&gt;</text:p>
              </text:list-item>
              <text:list-item>
                <text:p>$ source deactivate</text:p>
              </text:list-item>
              <text:list-item>
                <text:p>Returns to root env</text:p>
              </text:list-item>
              <text:list-item>
                <text:p>conda activate cmp_vi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3">Conda env install Anaco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create - - name pr1 python = 3.6 anaconda</text:p>
              </text:list-item>
              <text:list-item>
                <text:p>Creates a env with Anaconda(full dist packa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py env/ Clon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create - - name prj2 - -clone prj1</text:p>
              </text:list-item>
              <text:list-item>
                <text:p>Clones prj1 in prj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da env remov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 conda remove - -name prj1 - -all</text:p>
              </text:list-item>
              <text:list-item>
                <text:p>Remove env name prj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.bashrc Prepen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H=/home/aman/miniconda3/bin:$PATH</text:p>
              </text:list-item>
              <text:list-item>
                <text:p>Add file to .bashrc</text:p>
              </text:list-item>
              <text:list-item>
                <text:p>$export PATH=~/miniconda3/bin:$PATH</text:p>
              </text:list-item>
              <text:list-item>
                <text:p>Write in shell to activate con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s://conda.io/docs/user-guide/tasks/manage-environments.html#creating-an-environment-with-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7:07:15.959455930</meta:creation-date>
    <dc:date>2018-12-21T19:46:04.745879657</dc:date>
    <meta:editing-duration>PT1H58M53S</meta:editing-duration>
    <meta:editing-cycles>15</meta:editing-cycles>
    <meta:generator>LibreOffice/5.2.7.2$Linux_X86_64 LibreOffice_project/20m0$Build-2</meta:generator>
    <meta:document-statistic meta:object-count="64"/>
  </office:meta>
</office:document-meta>
</file>